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a60" officeooo:paragraph-rsid="001c9a60"/>
    </style:style>
    <style:style style:name="P2" style:family="paragraph" style:parent-style-name="Standard">
      <style:text-properties officeooo:paragraph-rsid="001c9a60"/>
    </style:style>
    <style:style style:name="T1" style:family="text">
      <style:text-properties officeooo:rsid="001c9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sentation des 3 algorithmes obligatoires:</text:p>
      <text:p text:style-name="P1">- jointure par produit cartésien indexé</text:p>
      <text:p text:style-name="P1">- jointure par hachage hybride</text:p>
      <text:p text:style-name="P1">- jointure par tri-fusion</text:p>
      <text:p text:style-name="P1"/>
      <text:p text:style-name="P1"/>
      <text:p text:style-name="P2"><text:span text:style-name="T1">Comparaison via analyse théorique</text:span></text:p>
      <text:p text:style-name="P2"/>
      <text:p text:style-name="P2"/>
      <text:p text:style-name="P1"/>
      <text:p text:style-name="P1"/>
      <text:p text:style-name="P1">Génération de jeux de données:</text:p>
      <text:p text:style-name="P1"><text:tab/>-relation simple [ R(X,Y) et S(Y,Z) avec facteur de selectivité ]</text:p>
      <text:p text:style-name="P1"/>
      <text:p text:style-name="P1">Implementer les algorithmes</text:p>
      <text:p text:style-name="P1"/>
      <text:p text:style-name="P1">Analyse des résultats expérimentaux</text:p>
      <text:p text:style-name="P1"/>
      <text:p text:style-name="P1"/>
      <text:p text:style-name="P1">Choix des 2 autres algo :</text:p>
      <text:p text:style-name="P1"><text:s text:c="3"/>-Même travail</text:p>
      <text:p text:style-name="P1"><text:s text:c="3"/>-Ouverture possible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5-18T15:36:51.685000000</meta:creation-date>
    <dc:date>2023-05-18T15:44:33.703000000</dc:date>
    <meta:editing-duration>PT7M44S</meta:editing-duration>
    <meta:editing-cycles>1</meta:editing-cycles>
    <meta:document-statistic meta:table-count="0" meta:image-count="0" meta:object-count="0" meta:page-count="1" meta:paragraph-count="12" meta:word-count="57" meta:character-count="392" meta:non-whitespace-character-count="340"/>
    <meta:generator>LibreOffice/6.3.1.2$Windows_X86_64 LibreOffice_project/b79626edf0065ac373bd1df5c28bd630b4424273</meta:generator>
  </office:meta>
</office:document-meta>
</file>